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10000000175F347A4.gif"/>
  <manifest:file-entry manifest:media-type="image/gif" manifest:full-path="Pictures/100002000000000100000001A4EB736A.gif"/>
  <manifest:file-entry manifest:media-type="image/jpeg" manifest:full-path="Pictures/100000000000002000000020B6EC3F1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4.284cm" table:align="left" style:writing-mode="lr-tb"/>
    </style:style>
    <style:style style:name="Tabla1.A" style:family="table-column">
      <style:table-column-properties style:column-width="2.947cm"/>
    </style:style>
    <style:style style:name="Tabla1.B" style:family="table-column">
      <style:table-column-properties style:column-width="5.586cm"/>
    </style:style>
    <style:style style:name="Tabla1.C" style:family="table-column">
      <style:table-column-properties style:column-width="0.093cm"/>
    </style:style>
    <style:style style:name="Tabla1.D" style:family="table-column">
      <style:table-column-properties style:column-width="5.657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2.868cm" table:align="left" style:writing-mode="lr-tb"/>
    </style:style>
    <style:style style:name="Tabla2.A" style:family="table-column">
      <style:table-column-properties style:column-width="2.868cm"/>
    </style:style>
    <style:style style:name="Tabla2.A1" style:family="table-cell">
      <style:table-cell-properties style:vertical-align="middle"/>
    </style:style>
    <style:style style:name="Tabla3" style:family="table">
      <style:table-properties style:width="5.525cm" table:align="left" style:writing-mode="lr-tb"/>
    </style:style>
    <style:style style:name="Tabla3.A" style:family="table-column">
      <style:table-column-properties style:column-width="5.525cm"/>
    </style:style>
    <style:style style:name="Tabla3.A1" style:family="table-cell">
      <style:table-cell-properties style:vertical-align="middle"/>
    </style:style>
    <style:style style:name="Tabla4" style:family="table">
      <style:table-properties style:width="15.589cm" table:align="left" style:writing-mode="lr-tb"/>
    </style:style>
    <style:style style:name="Tabla4.A" style:family="table-column">
      <style:table-column-properties style:column-width="6.234cm"/>
    </style:style>
    <style:style style:name="Tabla4.B" style:family="table-column">
      <style:table-column-properties style:column-width="5.002cm"/>
    </style:style>
    <style:style style:name="Tabla4.C" style:family="table-column">
      <style:table-column-properties style:column-width="0.085cm"/>
    </style:style>
    <style:style style:name="Tabla4.D" style:family="table-column">
      <style:table-column-properties style:column-width="4.269cm"/>
    </style:style>
    <style:style style:name="Tabla4.A1" style:family="table-cell">
      <style:table-cell-properties style:vertical-align="middle"/>
    </style:style>
    <style:style style:name="Tabla5" style:family="table">
      <style:table-properties style:width="6.234cm" table:align="left" style:writing-mode="lr-tb"/>
    </style:style>
    <style:style style:name="Tabla5.A" style:family="table-column">
      <style:table-column-properties style:column-width="6.234cm"/>
    </style:style>
    <style:style style:name="Tabla5.A1" style:family="table-cell">
      <style:table-cell-properties style:vertical-align="middle"/>
    </style:style>
    <style:style style:name="Tabla6" style:family="table">
      <style:table-properties style:width="4.269cm" table:align="left" style:writing-mode="lr-tb"/>
    </style:style>
    <style:style style:name="Tabla6.A" style:family="table-column">
      <style:table-column-properties style:column-width="4.269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fo:letter-spacing="normal"/>
    </style:style>
    <style:style style:name="P4"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5"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6"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style:font-name="Roboto"/>
    </style:style>
    <style:style style:name="P7" style:family="paragraph" style:parent-style-name="Text_20_body">
      <style:paragraph-properties loext:contextual-spacing="false" fo:margin-left="0cm" fo:margin-right="0cm" fo:margin-top="0.212cm" fo:margin-bottom="0cm" fo:text-indent="0cm" style:auto-text-indent="false"/>
    </style:style>
    <style:style style:name="P8" style:family="paragraph" style:parent-style-name="Table_20_Contents">
      <style:paragraph-properties fo:margin-left="0cm" fo:margin-right="0cm" fo:text-indent="0cm" style:auto-text-indent="false"/>
      <style:text-properties fo:font-size="2pt" style:font-size-asian="2pt" style:font-size-complex="2pt"/>
    </style:style>
    <style:style style:name="P9" style:family="paragraph" style:parent-style-name="Text_20_body">
      <style:paragraph-properties loext:contextual-spacing="false" fo:margin-top="0.212cm" fo:margin-bottom="0cm" style:line-height-at-least="0.249cm"/>
    </style:style>
    <style:style style:name="P10" style:family="paragraph" style:parent-style-name="Text_20_body">
      <style:paragraph-properties loext:contextual-spacing="false" fo:margin-top="0.212cm" fo:margin-bottom="0cm" fo:text-align="start" style:justify-single-word="false"/>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13"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14"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P15" style:family="paragraph" style:parent-style-name="Heading_20_3">
      <style:paragraph-properties fo:margin-left="0cm" fo:margin-right="0cm" fo:margin-top="0cm" fo:margin-bottom="0cm" fo:text-indent="0cm" style:auto-text-indent="false"/>
      <style:text-properties style:font-name="Roboto"/>
    </style:style>
    <style:style style:name="P16" style:family="paragraph" style:parent-style-name="Heading_20_1" style:master-page-name="First_20_Page">
      <style:paragraph-properties style:page-number="auto"/>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margin-left="0cm" fo:margin-right="0cm" fo:text-indent="0cm" style:auto-text-indent="false"/>
      <style:text-properties fo:font-size="2pt" style:font-size-asian="2pt" style:font-size-complex="2pt"/>
    </style:style>
    <style:style style:name="P19"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222222" style:font-name="Roboto"/>
    </style:style>
    <style:style style:name="P20" style:family="paragraph" style:parent-style-name="Table_20_Contents">
      <style:paragraph-properties fo:margin-left="0cm" fo:margin-right="0cm" fo:margin-top="0cm" fo:margin-bottom="0cm" style:line-height-at-least="0.4cm" fo:text-align="center" style:justify-single-word="false" fo:text-indent="0cm" style:auto-text-indent="false" fo:padding="0cm" fo:border="none"/>
      <style:text-properties fo:font-size="2pt" style:font-size-asian="2pt" style:font-size-complex="2pt"/>
    </style:style>
    <style:style style:name="P21" style:family="paragraph" style:parent-style-name="Table_20_Contents">
      <style:paragraph-properties fo:margin-left="0cm" fo:margin-right="0cm" fo:margin-top="0cm" fo:margin-bottom="0cm" style:line-height-at-least="0.446cm" fo:text-indent="0cm" style:auto-text-indent="false" style:writing-mode="lr-tb"/>
      <style:text-properties style:font-name="Roboto"/>
    </style:style>
    <style:style style:name="P22" style:family="paragraph" style:parent-style-name="Table_20_Contents">
      <style:paragraph-properties fo:margin-left="0.446cm" fo:margin-right="0cm" fo:margin-top="0cm" fo:margin-bottom="0cm" style:line-height-at-least="0.4cm" fo:text-align="center" style:justify-single-word="false" fo:text-indent="0cm" style:auto-text-indent="false" fo:padding="0cm" fo:border="none"/>
      <style:text-properties fo:color="#222222"/>
    </style:style>
    <style:style style:name="P23" style:family="paragraph" style:parent-style-name="Table_20_Contents">
      <style:paragraph-properties fo:margin-left="0.09cm" fo:margin-right="0cm" fo:margin-top="0cm" fo:margin-bottom="0cm" style:line-height-at-least="0.446cm" fo:text-indent="0cm" style:auto-text-indent="false" fo:padding="0cm" fo:border="none"/>
    </style:style>
    <style:style style:name="P24" style:family="paragraph" style:parent-style-name="Text_20_body">
      <style:paragraph-properties fo:margin-left="0cm" fo:margin-right="0cm" fo:margin-top="0.178cm" fo:margin-bottom="0cm" fo:text-indent="0cm" style:auto-text-indent="false" fo:padding="0cm" fo:border="none"/>
    </style:style>
    <style:style style:name="P25" style:family="paragraph" style:parent-style-name="Text_20_body">
      <style:paragraph-properties fo:margin-left="0cm" fo:margin-right="0cm" fo:margin-top="0.178cm" fo:margin-bottom="0cm" fo:line-height="150%" fo:text-indent="0cm" style:auto-text-indent="false" fo:padding="0cm" fo:border="none" style:writing-mode="lr-tb"/>
      <style:text-properties fo:font-variant="normal" fo:text-transform="none" fo:color="#222222" style:font-name="Arial1" fo:font-size="12pt" fo:letter-spacing="normal" fo:font-style="normal" fo:font-weight="normal"/>
    </style:style>
    <style:style style:name="P26" style:family="paragraph" style:parent-style-name="Text_20_body">
      <style:paragraph-properties fo:margin-left="0cm" fo:margin-right="0cm" fo:margin-top="0.044cm" fo:margin-bottom="0cm" fo:line-height="150%" fo:text-indent="0cm" style:auto-text-indent="false" fo:padding="0cm" fo:border="none"/>
      <style:text-properties fo:font-variant="normal" fo:text-transform="none" fo:color="#222222" style:font-name="Arial1" fo:letter-spacing="normal" fo:font-style="normal" fo:font-weight="normal"/>
    </style:style>
    <style:style style:name="P27" style:family="paragraph" style:parent-style-name="Text_20_body">
      <style:paragraph-properties fo:margin-top="0.178cm" fo:margin-bottom="0cm" fo:line-height="150%" fo:padding="0cm" fo:border="none" style:writing-mode="lr-tb"/>
    </style:style>
    <style:style style:name="P28" style:family="paragraph" style:parent-style-name="Text_20_body">
      <style:paragraph-properties fo:margin-top="0.178cm" fo:margin-bottom="0cm" fo:line-height="150%" fo:padding="0cm" fo:border="none" style:writing-mode="lr-tb"/>
      <style:text-properties fo:font-variant="normal" fo:text-transform="none" fo:color="#222222" style:font-name="Arial1" fo:font-size="12pt" fo:letter-spacing="normal" fo:font-style="normal" fo:font-weight="normal"/>
    </style:style>
    <style:style style:name="P29" style:family="paragraph" style:parent-style-name="Text_20_body">
      <style:paragraph-properties fo:margin-top="0.178cm" fo:margin-bottom="0cm" fo:line-height="150%" fo:padding="0cm" fo:border="none" style:writing-mode="lr-tb"/>
      <style:text-properties fo:font-variant="normal" fo:text-transform="none" fo:color="#222222" fo:letter-spacing="normal"/>
    </style:style>
    <style:style style:name="T1" style:family="text">
      <style:text-properties style:font-name="Wingdings"/>
    </style:style>
    <style:style style:name="T2" style:family="text">
      <style:text-properties fo:language="es" fo:country="ES"/>
    </style:style>
    <style:style style:name="T3" style:family="text">
      <style:text-properties style:font-name="Roboto" style:font-name-asian="Roboto" style:font-name-complex="Roboto"/>
    </style:style>
    <style:style style:name="T4" style:family="text">
      <style:text-properties fo:color="#222222" style:font-name="Roboto" style:font-name-asian="Roboto" style:font-name-complex="Roboto"/>
    </style:style>
    <style:style style:name="T5" style:family="text">
      <style:text-properties fo:color="#5f6368"/>
    </style:style>
    <style:style style:name="T6" style:family="text">
      <style:text-properties fo:color="#777777" fo:font-size="9pt" style:text-underline-style="solid" style:text-underline-width="auto" style:text-underline-color="font-color"/>
    </style:style>
    <style:style style:name="T7" style:family="text">
      <style:text-properties fo:color="#777777" fo:font-size="7.59999990463257pt" style:text-underline-style="solid" style:text-underline-width="auto" style:text-underline-color="font-color"/>
    </style:style>
    <style:style style:name="T8" style:family="text">
      <style:text-properties fo:color="#1155cc"/>
    </style:style>
    <style:style style:name="T9" style:family="text">
      <style:text-properties fo:color="#202124" fo:font-weight="bold"/>
    </style:style>
    <style:style style:name="T10" style:family="text">
      <style:text-properties fo:color="#555555"/>
    </style:style>
    <style:style style:name="T11" style:family="text">
      <style:text-properties style:font-name="Arial1"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61081996676879073" text:style-name="Outline">
        <text:list-item>
          <text:h text:style-name="P16" text:outline-level="1">Mapa y geoloc rapido</text:h>
        </text:list-item>
        <text:list-item>
          <text:h text:style-name="Heading_20_1" text:outline-level="1">Flutter Beta</text:h>
        </text:list-item>
      </text:list>
      <text:p text:style-name="Standard"/>
      <text:p text:style-name="Standard">Objetivo:</text:p>
      <text:p text:style-name="Standard"/>
      <text:p text:style-name="Standard">F.Creación: 4-12-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2"/>
      <text:p text:style-name="P3"><draw:frame draw:style-name="fr1" draw:name=":0" text:anchor-type="as-char" svg:width="0.847cm" svg:height="0.847cm" draw:z-index="1"><draw:image xlink:href="Pictures/100000000000002000000020B6EC3F1F.jpg" xlink:type="simple" xlink:show="embed" xlink:actuate="onLoad"/></draw:frame><text:bookmark text:name=":0_13-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2028685610" text:continue-numbering="true" text:style-name="Outline">
                    <text:list-item>
                      <text:list>
                        <text:list-item>
                          <text:list>
                            <text:list-item>
                              <text:h text:style-name="P14" text:outline-level="3">Rick Spencer</text:h>
                            </text:list-item>
                          </text:list>
                        </text:list-item>
                      </text:list>
                    </text:list-item>
                  </text:list>
                </table:table-cell>
              </table:table-row>
            </table:table>
            <text:p text:style-name="P8"/>
          </table:table-cell>
          <table:table-cell table:style-name="Tabla1.B1" office:value-type="string">
            <text:p text:style-name="P4"><text:bookmark text:name=":oc"/>2 dic. 2018 17:59 (Hace 2 días.)</text:p>
          </table:table-cell>
          <table:table-cell table:style-name="Tabla1.B1" office:value-type="string">
            <text:p text:style-name="P8"/>
          </table:table-cell>
          <table:table-cell table:style-name="Tabla1.B1" table:number-rows-spanned="2" office:value-type="string">
            <text:p text:style-name="P12"><draw:frame draw:style-name="fr1" draw:name="Imagen1" text:anchor-type="as-char" svg:width="0.529cm" svg:height="0.529cm" draw:z-index="2"><draw:image xlink:href="Pictures/100002000000000100000001A4EB736A.gif" xlink:type="simple" xlink:show="embed" xlink:actuate="onLoad"/></draw:frame></text:p>
            <text:section text:style-name="Sect1" text:name=":sz">
              <text:p text:style-name="P5"><draw:frame draw:style-name="fr1" draw:name="Imagen2" text:anchor-type="as-char" svg:width="0.529cm" svg:height="0.529cm" draw:z-index="3"><draw:image xlink:href="Pictures/100002000000000100000001A4EB736A.gif" xlink:type="simple" xlink:show="embed" xlink:actuate="onLoad"/></draw:frame></text:p>
              <table:table table:name="Tabla3" table:style-name="Tabla3">
                <table:table-column table:style-name="Tabla3.A"/>
                <table:table-row>
                  <table:table-cell table:style-name="Tabla3.A1" office:value-type="string">
                    <text:p text:style-name="P6"><text:span text:style-name="T5">para flutter-dev </text:span><text:span text:style-name="T6">Anular suscripción</text:span></text:p>
                    <text:p text:style-name="P13"><draw:frame draw:style-name="fr1" draw:name="Imagen3" text:anchor-type="as-char" svg:width="0.529cm" svg:height="0.529cm" draw:z-index="4"><draw:image xlink:href="Pictures/100002000000000100000001A4EB736A.gif" xlink:type="simple" xlink:show="embed" xlink:actuate="onLoad"/></draw:frame><text:bookmark text:name=":om"/></text:p>
                  </table:table-cell>
                </table:table-row>
              </table:table>
              <text:p text:style-name="Table_20_Contents"/>
            </text:section>
          </table:table-cell>
        </table:table-row>
        <table:table-row>
          <table:table-cell table:style-name="Tabla1.B1" table:number-columns-spanned="3" office:value-type="string">
            <text:p text:style-name="P11"/>
          </table:table-cell>
          <table:covered-table-cell/>
          <table:covered-table-cell/>
          <table:covered-table-cell/>
        </table:table-row>
      </table:table>
      <text:section text:style-name="Sect2" text:name=":o8">
        <text:p text:style-name="Text_20_body"/>
      </text:section>
      <text:section text:style-name="Sect2" text:name=":ol">
        <text:p text:style-name="Text_20_body"/>
      </text:section>
      <text:section text:style-name="Sect2" text:name=":oa">
        <text:p text:style-name="P7"/>
        <text:section text:style-name="Sect2" text:name=":o9">
          <text:p text:style-name="P10">I think we <text:s/>made the easiest way to add Maps and Location to your app.<text:line-break/>We’ve added DocumentListMapView to Rapido, which automatically creates<text:line-break/>a map and displays documents on it. It also automatically add creating<text:line-break/>and editing UI to your app. Probably the best way to get a feel for it<text:line-break/>is to see the video:<text:line-break/><text:a xlink:type="simple" xlink:href="https://www.youtube.com/watch?v=RZuozCUM138" office:target-frame-name="_blank" xlink:show="new" text:style-name="Internet_20_link" text:visited-style-name="Visited_20_Internet_20_Link"><text:span text:style-name="T8">https://www.youtube.com/watch?v=RZuozCUM138</text:span></text:a><text:line-break/><text:line-break/>The following code creates a full task list application that includes<text:line-break/>creating, deleting and editing, along with displaying the tasks on a<text:line-break/>list or map.<text:line-break/><text:line-break/>```<text:line-break/>class _MyHomePageState extends State&lt;MyHomePage&gt; {<text:line-break/> <text:s/>DocumentList documentList = DocumentList(<text:line-break/> <text:s text:c="3"/>"Mapped Task List",<text:line-break/> <text:s text:c="3"/>labels: {<text:line-break/> <text:s text:c="5"/>"Task": "title",<text:line-break/> <text:s text:c="5"/>"Note": "subtitle",<text:line-break/> <text:s text:c="5"/>"Priority": "pri count",<text:line-break/> <text:s text:c="5"/>"Date": "date",<text:line-break/> <text:s text:c="5"/>"Location" : "map_point"<text:line-break/> <text:s text:c="3"/>},<text:line-break/> <text:s/>);<text:line-break/><text:line-break/> <text:s/>@override<text:line-break/> <text:s/>Widget build(BuildContext context) {<text:line-break/> <text:s text:c="3"/>return DocumentListScaffold(<text:line-break/><text:soft-page-break/> <text:s text:c="5"/>documentList,<text:line-break/> <text:s text:c="5"/>title: "Tasks",<text:line-break/> <text:s text:c="5"/>titleKeys: ["date", "title", "pri count"],<text:line-break/> <text:s text:c="5"/>subtitleKey: "subtitle",<text:line-break/> <text:s text:c="5"/>additionalActions: &lt;Widget&gt;[IconButton(icon: Icon(Icons.map),<text:line-break/>onPressed: (){<text:line-break/> <text:s text:c="7"/>Navigator.push(context, MaterialPageRoute(builder:<text:line-break/>(BuildContext context){<text:line-break/> <text:s text:c="9"/>return DocumentListMapView(documentList);<text:line-break/> <text:s text:c="7"/>}));<text:line-break/> <text:s text:c="5"/>},)],<text:line-break/> <text:s text:c="3"/>);<text:line-break/> <text:s/>}<text:line-break/>}<text:line-break/>```<text:line-break/></text:p>
          <text:section text:style-name="Sect3" text:name=":t1">
            <text:p text:style-name="P9"><draw:frame draw:style-name="fr1" draw:name="Imagen4" text:anchor-type="as-char" svg:width="0.635cm" svg:height="0.291cm" draw:z-index="0"><draw:image xlink:href="Pictures/10000200000000010000000175F347A4.gif" xlink:type="simple" xlink:show="embed" xlink:actuate="onLoad"/></draw:frame></text:p>
          </text:section>
        </text:section>
      </text:section>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363894178" text:continue-numbering="true" text:style-name="Outline">
                    <text:list-item>
                      <text:list>
                        <text:list-item>
                          <text:list>
                            <text:list-item>
                              <text:h text:style-name="P15" text:outline-level="3"><text:span text:style-name="T9">an Evans</text:span> <text:span text:style-name="T10">&lt;irevans@gmail.com&gt;</text:span></text:h>
                            </text:list-item>
                          </text:list>
                        </text:list-item>
                      </text:list>
                    </text:list-item>
                  </text:list>
                </table:table-cell>
              </table:table-row>
            </table:table>
            <text:p text:style-name="P8"/>
          </table:table-cell>
          <table:table-cell table:style-name="Tabla4.A1" office:value-type="string">
            <text:p text:style-name="P19"><text:bookmark text:name=":ne"/>31 ene. 2019 18:09 (Hace 2 días.)</text:p>
          </table:table-cell>
          <table:table-cell table:style-name="Tabla4.A1" office:value-type="string">
            <text:p text:style-name="P8"/>
          </table:table-cell>
          <table:table-cell table:style-name="Tabla4.A1" table:number-rows-spanned="2" office:value-type="string">
            <text:p text:style-name="P22"><draw:frame draw:style-name="fr1" draw:name="gráficos1" text:anchor-type="as-char" svg:width="0.446cm" svg:height="0.446cm" draw:z-index="5"><draw:image xlink:href="https://mail.google.com/mail/u/2/images/cleardot.gif" xlink:type="simple" xlink:show="embed" xlink:actuate="onLoad"/></draw:frame></text:p>
            <text:section text:style-name="Sect2" text:name=":n3">
              <text:p text:style-name="P20"><draw:frame draw:style-name="fr1" draw:name="gráficos2" text:anchor-type="as-char" svg:width="0.446cm" svg:height="0.446cm" draw:z-index="6"><draw:image xlink:href="https://mail.google.com/mail/u/2/images/cleardot.gif" xlink:type="simple" xlink:show="embed" xlink:actuate="onLoad"/></draw:frame></text:p>
              <table:table table:name="Tabla6" table:style-name="Tabla6">
                <table:table-column table:style-name="Tabla6.A"/>
                <table:table-row>
                  <table:table-cell table:style-name="Tabla6.A1" office:value-type="string">
                    <text:p text:style-name="P21"><text:span text:style-name="T5">para Flutter </text:span><text:span text:style-name="T7">Anular suscripción</text:span></text:p>
                    <text:p text:style-name="P23"><draw:frame draw:style-name="fr1" draw:name="gráficos3" text:anchor-type="as-char" svg:width="0.446cm" svg:height="0.446cm" draw:z-index="7"><draw:image xlink:href="https://mail.google.com/mail/u/2/images/cleardot.gif" xlink:type="simple" xlink:show="embed" xlink:actuate="onLoad"/></draw:frame><text:bookmark text:name=":n4"/></text:p>
                  </table:table-cell>
                </table:table-row>
              </table:table>
              <text:p text:style-name="Table_20_Contents"/>
            </text:section>
          </table:table-cell>
        </table:table-row>
        <table:table-row>
          <table:table-cell table:style-name="Tabla4.A1" table:number-columns-spanned="3" office:value-type="string">
            <text:p text:style-name="P11"/>
          </table:table-cell>
          <table:covered-table-cell/>
          <table:covered-table-cell/>
          <table:covered-table-cell/>
        </table:table-row>
      </table:table>
      <text:section text:style-name="Sect2" text:name=":ni">
        <text:p text:style-name="Text_20_body"/>
      </text:section>
      <text:section text:style-name="Sect2" text:name=":n5">
        <text:p text:style-name="Text_20_body"/>
      </text:section>
      <text:section text:style-name="Sect2" text:name=":ng">
        <text:p text:style-name="P24"/>
        <text:section text:style-name="Sect2" text:name=":nh">
          <text:p text:style-name="P25">The Google Maps Flutter plugin does not support resolution-aware image assets when specifying marker icons i.e.: </text:p>
          <text:p text:style-name="P27"/>
          <text:p text:style-name="P28">.../marker_icon.png</text:p>
          <text:p text:style-name="P28">.../2.0x/marker_icon.png</text:p>
          <text:p text:style-name="P28">.../3.0x/marker_icon.png</text:p>
          <text:p text:style-name="P27"/>
          <text:p text:style-name="P28">The plugin requires that you use BitmapDescriptor.fromAsset('&lt;path&gt;/marker_icon.png') which does not resolve to <text:soft-page-break/>the correct image. As a workaround I am using the following approach to get the correct image and then pass it to the BitmapDescriptor:</text:p>
          <text:p text:style-name="P27"/>
          <text:p text:style-name="P28">ImageConfiguration config = createLocalImageConfiguration(buildContext);</text:p>
          <text:p text:style-name="P28">AssetImage('&lt;path&gt;/marker_image.png')</text:p>
          <text:p text:style-name="P29">   <text:span text:style-name="T11">.obtainKey(config)</text:span></text:p>
          <text:p text:style-name="P29">   <text:span text:style-name="T11">.then((resolvedMarkerImage) {</text:span></text:p>
          <text:p text:style-name="P29">       <text:span text:style-name="T11">markerIcon = BitmapDescriptor.fromAsset(resolvedIMarkerImage.name));</text:span></text:p>
          <text:p text:style-name="P29">    <text:span text:style-name="T11">});</text:span></text:p>
          <text:p text:style-name="P27"/>
          <text:p text:style-name="P28">This works on Android. The AssetImage chooses the correct image according to the pixel ratio of the device and the maps plugin displays the marker at the expected size. However on iOS the image is not sized as per the asset, the image is getting enlarged. </text:p>
          <text:p text:style-name="P27"/>
          <text:p text:style-name="P28">My guess is that on iOS the image is being scaled up according to pixel ratio of the device, despite the fact I have already given an asset of the desired size. Perhaps it's the way the maps plugin creates an UIImage on iOS? Has anybody else seen this? Are there any known solutions/workarounds?</text:p>
          <text:p text:style-name="P26"/>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 de </text:span><text:page-count style:num-format="1">4</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18-12-04T07:42:41.086000000</meta:creation-date>
    <meta:editing-duration>PT3M28S</meta:editing-duration>
    <meta:generator>OpenOffice/4.1.6$Unix OpenOffice.org_project/416m1$Build-9790</meta:generator>
    <dc:date>2019-02-02T10:10:32</dc:date>
    <meta:document-statistic meta:table-count="6" meta:image-count="8" meta:object-count="0" meta:page-count="4" meta:paragraph-count="37" meta:word-count="358" meta:character-count="2792"/>
    <dc:creator>Máximo Meza</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